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5in" table:align="left"/>
    </style:style>
    <style:style style:name="Table1.A" style:family="table-column">
      <style:table-column-properties style:column-width="3.75in"/>
    </style:style>
    <style:style style:name="Table1.1" style:family="table-row">
      <style:table-row-properties style:min-row-height="1.4375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1875in" table:align="left"/>
    </style:style>
    <style:style style:name="Table2.A" style:family="table-column">
      <style:table-column-properties style:column-width="4.1875in"/>
    </style:style>
    <style:style style:name="Table2.1" style:family="table-row">
      <style:table-row-properties style:min-row-height="3.937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1111in" table:align="margins"/>
    </style:style>
    <style:style style:name="Table3.A" style:family="table-column">
      <style:table-column-properties style:column-width="0.8222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75in" table:align="left"/>
    </style:style>
    <style:style style:name="Table4.A" style:family="table-column">
      <style:table-column-properties style:column-width="3.75in"/>
    </style:style>
    <style:style style:name="Table4.1" style:family="table-row">
      <style:table-row-properties style:min-row-height="1.4375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3.75in" table:align="left"/>
    </style:style>
    <style:style style:name="Table5.A" style:family="table-column">
      <style:table-column-properties style:column-width="3.75in"/>
    </style:style>
    <style:style style:name="Table5.1" style:family="table-row">
      <style:table-row-properties style:min-row-height="1.43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1875in" table:align="left"/>
    </style:style>
    <style:style style:name="Table6.A" style:family="table-column">
      <style:table-column-properties style:column-width="4.1875in"/>
    </style:style>
    <style:style style:name="Table6.1" style:family="table-row">
      <style:table-row-properties style:min-row-height="3.93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1111in" table:align="margins"/>
    </style:style>
    <style:style style:name="Table7.A" style:family="table-column">
      <style:table-column-properties style:column-width="0.8222in" style:rel-column-width="1310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75in" table:align="left"/>
    </style:style>
    <style:style style:name="Table8.A" style:family="table-column">
      <style:table-column-properties style:column-width="3.75in"/>
    </style:style>
    <style:style style:name="Table8.1" style:family="table-row">
      <style:table-row-properties style:min-row-height="1.437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766bd" officeooo:paragraph-rsid="001766b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1766bd" officeooo:paragraph-rsid="001766b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a8857" officeooo:paragraph-rsid="001a885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a8857" officeooo:paragraph-rsid="001eb055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a8857" officeooo:paragraph-rsid="0023a9f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246f20" officeooo:paragraph-rsid="00246f2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766bd" officeooo:paragraph-rsid="001766b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766bd" officeooo:paragraph-rsid="001766bd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a8857" officeooo:paragraph-rsid="001a8857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3465a4" fo:font-size="24pt" fo:font-weight="bold" officeooo:rsid="001766bd" officeooo:paragraph-rsid="001766bd" fo:background-color="#ffffff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2a6099" fo:font-size="15pt" fo:font-weight="bold" officeooo:rsid="001766bd" officeooo:paragraph-rsid="001766b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2a6099" fo:font-size="15pt" fo:font-weight="bold" officeooo:rsid="001766bd" officeooo:paragraph-rsid="001766b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2a6099" fo:font-size="18pt" fo:font-weight="bold" officeooo:rsid="001766bd" officeooo:paragraph-rsid="001766b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8d685" officeooo:paragraph-rsid="0018d68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be99f" officeooo:paragraph-rsid="0023a9f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be99f" officeooo:paragraph-rsid="001eb05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eb055" officeooo:paragraph-rsid="001eb05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eb055" officeooo:paragraph-rsid="0023a9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3a9f7" officeooo:paragraph-rsid="0023a9f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be99f" officeooo:paragraph-rsid="001be99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be99f" officeooo:paragraph-rsid="0023a9f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eb055" officeooo:paragraph-rsid="001eb05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eb055" officeooo:paragraph-rsid="0023a9f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21a35" officeooo:paragraph-rsid="00221a3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21a35" officeooo:paragraph-rsid="0023a9f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46f20" officeooo:paragraph-rsid="00246f2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3a9f7" officeooo:paragraph-rsid="0023a9f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a8857" officeooo:paragraph-rsid="0023a9f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a8857" officeooo:paragraph-rsid="001eb05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a8857" officeooo:paragraph-rsid="001a885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2dc7b6" officeooo:paragraph-rsid="002dc7b6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3a9f7" officeooo:paragraph-rsid="0023a9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f5498" officeooo:paragraph-rsid="0023a9f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f5498" officeooo:paragraph-rsid="00221a3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eb055" officeooo:paragraph-rsid="0023a9f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eb055" officeooo:paragraph-rsid="0023bbe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eb055" officeooo:paragraph-rsid="001eb05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be99f" officeooo:paragraph-rsid="0023a9f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be99f" officeooo:paragraph-rsid="001be99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officeooo:rsid="00246f20" officeooo:paragraph-rsid="002785ef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1eb055" officeooo:paragraph-rsid="0023a9f7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1eb055" officeooo:paragraph-rsid="001eb055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1be99f" officeooo:paragraph-rsid="001a8857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officeooo:paragraph-rsid="0023a9f7"/>
    </style:style>
    <style:style style:name="P45" style:family="paragraph" style:parent-style-name="Table_20_Contents">
      <style:paragraph-properties fo:text-align="start" style:justify-single-word="false"/>
      <style:text-properties fo:font-size="14pt" officeooo:paragraph-rsid="0023a9f7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246f20" officeooo:paragraph-rsid="00246f20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246f20" officeooo:paragraph-rsid="00246f20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246f20" officeooo:paragraph-rsid="002785ef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paragraph-rsid="00246f20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paragraph-rsid="0023a9f7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paragraph-rsid="00221a35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paragraph-rsid="001eb055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1be99f" officeooo:paragraph-rsid="00246f20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1be99f" officeooo:paragraph-rsid="0023a9f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1be99f" officeooo:paragraph-rsid="0023bbe8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1be99f" officeooo:paragraph-rsid="00221a35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1be99f" officeooo:paragraph-rsid="001eb055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1be99f" officeooo:paragraph-rsid="001be99f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1eb055" officeooo:paragraph-rsid="0023bbe8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1eb055" officeooo:paragraph-rsid="0023a9f7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1eb055" officeooo:paragraph-rsid="001eb055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eb055" officeooo:paragraph-rsid="0023a9f7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eb055" officeooo:paragraph-rsid="001eb055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23bbe8" officeooo:paragraph-rsid="0023bbe8" style:font-size-asian="12pt" style:font-size-complex="12pt"/>
    </style:style>
    <style:style style:name="P66" style:family="paragraph" style:parent-style-name="Text_20_body">
      <style:text-properties officeooo:rsid="002f0942" officeooo:paragraph-rsid="002f0942"/>
    </style:style>
    <style:style style:name="P67" style:family="paragraph" style:parent-style-name="Text_20_body">
      <style:paragraph-properties fo:line-height="100%"/>
      <style:text-properties officeooo:rsid="0030eaf4" officeooo:paragraph-rsid="0030eaf4"/>
    </style:style>
    <style:style style:name="P68" style:family="paragraph" style:parent-style-name="Text_20_body">
      <style:paragraph-properties fo:line-height="100%"/>
      <style:text-properties officeooo:rsid="0030eaf4" officeooo:paragraph-rsid="0032a564"/>
    </style:style>
    <style:style style:name="P69" style:family="paragraph" style:parent-style-name="Text_20_body">
      <style:paragraph-properties fo:margin-left="0in" fo:margin-right="0in" fo:line-height="100%" fo:text-indent="0in" style:auto-text-indent="false"/>
      <style:text-properties officeooo:rsid="002f0942" officeooo:paragraph-rsid="002f0942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fo:font-weight="normal" officeooo:rsid="001766bd" officeooo:paragraph-rsid="001766bd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2pt" fo:font-weight="normal" officeooo:rsid="001766bd" officeooo:paragraph-rsid="0018d685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fo:font-weight="normal" officeooo:rsid="0018d685" officeooo:paragraph-rsid="0018d685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fo:font-size="12pt" fo:font-weight="normal" officeooo:rsid="001a8857" officeooo:paragraph-rsid="001a8857" style:font-size-asian="12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fo:font-size="12pt" fo:font-weight="normal" officeooo:rsid="001be99f" officeooo:paragraph-rsid="001be99f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fo:font-size="12pt" fo:font-weight="normal" officeooo:rsid="001be99f" officeooo:paragraph-rsid="0023a9f7" style:font-size-asian="12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font-size="12pt" fo:font-weight="normal" officeooo:rsid="001eb055" officeooo:paragraph-rsid="001eb055" style:font-size-asian="12pt" style:font-weight-asian="normal" style:font-size-complex="12pt" style:font-weight-complex="normal"/>
    </style:style>
    <style:style style:name="P77" style:family="paragraph" style:parent-style-name="Standard" style:list-style-name="L7">
      <style:paragraph-properties fo:text-align="start" style:justify-single-word="false"/>
      <style:text-properties fo:font-size="12pt" fo:font-weight="normal" officeooo:rsid="001eb055" officeooo:paragraph-rsid="0023bbe8" style:font-size-asian="12pt" style:font-weight-asian="normal" style:font-size-complex="12pt" style:font-weight-complex="normal"/>
    </style:style>
    <style:style style:name="P78" style:family="paragraph" style:parent-style-name="Standard" style:list-style-name="L7">
      <style:paragraph-properties fo:text-align="start" style:justify-single-word="false"/>
      <style:text-properties fo:font-size="12pt" fo:font-weight="normal" officeooo:rsid="001eb055" officeooo:paragraph-rsid="0023a9f7" style:font-size-asian="12pt" style:font-weight-asian="normal" style:font-size-complex="12pt" style:font-weight-complex="normal"/>
    </style:style>
    <style:style style:name="P79" style:family="paragraph" style:parent-style-name="Standard" style:list-style-name="L8">
      <style:paragraph-properties fo:line-height="115%" fo:text-align="start" style:justify-single-word="false"/>
      <style:text-properties fo:font-size="12pt" fo:font-weight="normal" officeooo:rsid="001f5498" officeooo:paragraph-rsid="00246f20" style:font-size-asian="12pt" style:font-weight-asian="normal" style:font-size-complex="12pt" style:font-weight-complex="normal"/>
    </style:style>
    <style:style style:name="P80" style:family="paragraph" style:parent-style-name="Standard" style:list-style-name="L8">
      <style:paragraph-properties fo:line-height="115%" fo:text-align="start" style:justify-single-word="false"/>
      <style:text-properties fo:font-size="12pt" fo:font-weight="normal" officeooo:rsid="001f5498" officeooo:paragraph-rsid="0023a9f7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line-height="115%" fo:text-align="start" style:justify-single-word="false"/>
      <style:text-properties fo:font-size="12pt" fo:font-weight="normal" officeooo:rsid="001f5498" officeooo:paragraph-rsid="00246f20" style:font-size-asian="12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line-height="115%" fo:text-align="start" style:justify-single-word="false"/>
      <style:text-properties fo:font-size="12pt" fo:font-weight="normal" officeooo:rsid="001f5498" officeooo:paragraph-rsid="001f5498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line-height="115%" fo:text-align="start" style:justify-single-word="false"/>
      <style:text-properties fo:font-size="12pt" fo:font-weight="normal" officeooo:rsid="001f5498" officeooo:paragraph-rsid="001f5498" style:font-size-asian="12pt" style:font-weight-asian="normal" style:font-size-complex="12pt" style:font-weight-complex="normal"/>
    </style:style>
    <style:style style:name="P84" style:family="paragraph" style:parent-style-name="Standard" style:list-style-name="L8">
      <style:paragraph-properties fo:line-height="115%" fo:text-align="start" style:justify-single-word="false"/>
      <style:text-properties fo:font-size="12pt" fo:font-weight="normal" officeooo:rsid="001fb547" officeooo:paragraph-rsid="0023a9f7" style:font-size-asian="12pt" style:font-weight-asian="normal" style:font-size-complex="12pt" style:font-weight-complex="normal"/>
    </style:style>
    <style:style style:name="P85" style:family="paragraph" style:parent-style-name="Standard" style:list-style-name="L8">
      <style:paragraph-properties fo:line-height="115%" fo:text-align="start" style:justify-single-word="false"/>
      <style:text-properties fo:font-size="12pt" fo:font-weight="normal" officeooo:rsid="001fb547" officeooo:paragraph-rsid="00246f20" style:font-size-asian="12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line-height="115%" fo:text-align="start" style:justify-single-word="false"/>
      <style:text-properties fo:font-size="12pt" fo:font-weight="normal" officeooo:rsid="001fb547" officeooo:paragraph-rsid="001fb547" style:font-size-asian="12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line-height="115%" fo:text-align="start" style:justify-single-word="false"/>
      <style:text-properties fo:font-size="12pt" fo:font-weight="normal" officeooo:rsid="00216c03" officeooo:paragraph-rsid="0023a9f7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line-height="115%" fo:text-align="start" style:justify-single-word="false"/>
      <style:text-properties fo:font-size="12pt" fo:font-weight="normal" officeooo:rsid="00216c03" officeooo:paragraph-rsid="0023a9f7" style:font-size-asian="12pt" style:font-weight-asian="normal" style:font-size-complex="12pt" style:font-weight-complex="normal"/>
    </style:style>
    <style:style style:name="P89" style:family="paragraph" style:parent-style-name="Standard" style:list-style-name="L5">
      <style:paragraph-properties fo:line-height="115%" fo:text-align="start" style:justify-single-word="false"/>
      <style:text-properties fo:font-size="12pt" fo:font-weight="normal" officeooo:rsid="00216c03" officeooo:paragraph-rsid="00216c03" style:font-size-asian="12pt" style:font-weight-asian="normal" style:font-size-complex="12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2pt" fo:font-weight="normal" officeooo:rsid="0023a9f7" officeooo:paragraph-rsid="0023a9f7" style:font-size-asian="12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line-height="115%" fo:text-align="start" style:justify-single-word="false"/>
      <style:text-properties fo:font-size="12pt" fo:font-weight="normal" officeooo:rsid="0023a9f7" officeooo:paragraph-rsid="0023a9f7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line-height="115%" fo:text-align="start" style:justify-single-word="false"/>
      <style:text-properties fo:font-size="12pt" fo:font-weight="normal" officeooo:rsid="002c127c" officeooo:paragraph-rsid="00246f20" style:font-size-asian="12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font-size="12pt" fo:font-weight="normal" officeooo:rsid="0027a518" officeooo:paragraph-rsid="002a61b0" style:font-size-asian="12pt" style:font-weight-asian="normal" style:font-size-complex="12pt" style:font-weight-complex="normal"/>
    </style:style>
    <style:style style:name="P94" style:family="paragraph" style:parent-style-name="Standard" style:list-style-name="L10">
      <style:paragraph-properties fo:line-height="115%" fo:text-align="start" style:justify-single-word="false"/>
      <style:text-properties fo:font-size="12pt" fo:font-weight="normal" officeooo:rsid="0027a518" officeooo:paragraph-rsid="0027a518" style:font-size-asian="12pt" style:font-weight-asian="normal" style:font-size-complex="12pt" style:font-weight-complex="normal"/>
    </style:style>
    <style:style style:name="P95" style:family="paragraph" style:parent-style-name="Standard" style:list-style-name="L10">
      <style:paragraph-properties fo:line-height="115%" fo:text-align="start" style:justify-single-word="false"/>
      <style:text-properties fo:font-size="12pt" fo:font-weight="normal" officeooo:rsid="0027a518" officeooo:paragraph-rsid="002a61b0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a61b0" officeooo:paragraph-rsid="002a61b0" style:font-size-asian="12pt" style:font-weight-asian="normal" style:font-size-complex="12pt" style:font-weight-complex="normal"/>
    </style:style>
    <style:style style:name="P97" style:family="paragraph" style:parent-style-name="Standard" style:list-style-name="L10">
      <style:paragraph-properties fo:line-height="115%" fo:text-align="start" style:justify-single-word="false"/>
      <style:text-properties fo:font-size="12pt" fo:font-weight="normal" officeooo:rsid="002a61b0" officeooo:paragraph-rsid="002a61b0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dc7b6" officeooo:paragraph-rsid="002dc7b6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fo:font-size="12pt" fo:font-weight="normal" officeooo:rsid="00221a35" officeooo:paragraph-rsid="0023a9f7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fo:font-size="12pt" fo:font-weight="normal" officeooo:rsid="00221a35" officeooo:paragraph-rsid="00221a35" style:font-size-asian="12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fo:font-size="12pt" officeooo:rsid="001a8857" officeooo:paragraph-rsid="001a8857" style:font-size-asian="12pt" style:font-size-complex="12pt"/>
    </style:style>
    <style:style style:name="P102" style:family="paragraph" style:parent-style-name="Standard" style:list-style-name="L10">
      <style:paragraph-properties fo:line-height="115%" fo:text-align="start" style:justify-single-word="false"/>
      <style:text-properties fo:font-size="12pt" officeooo:paragraph-rsid="002a61b0" style:font-size-asian="12pt" style:font-size-complex="12pt"/>
    </style:style>
    <style:style style:name="P103" style:family="paragraph" style:parent-style-name="Standard">
      <style:paragraph-properties fo:line-height="115%" fo:text-align="start" style:justify-single-word="false"/>
      <style:text-properties fo:font-size="12pt" fo:font-weight="bold" officeooo:rsid="001f5498" officeooo:paragraph-rsid="0023a9f7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line-height="115%" fo:text-align="start" style:justify-single-word="false"/>
      <style:text-properties fo:font-size="12pt" fo:font-weight="bold" officeooo:rsid="001f5498" officeooo:paragraph-rsid="001f5498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4pt" fo:font-weight="normal" officeooo:rsid="001a8857" officeooo:paragraph-rsid="001a8857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4pt" fo:font-weight="normal" officeooo:rsid="001a8857" officeooo:paragraph-rsid="0023a9f7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15%" fo:text-align="start" style:justify-single-word="false"/>
      <style:text-properties fo:font-size="14pt" fo:font-weight="normal" officeooo:rsid="001eb055" officeooo:paragraph-rsid="001eb055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15%" fo:text-align="start" style:justify-single-word="false"/>
      <style:text-properties fo:font-size="14pt" fo:font-weight="normal" officeooo:rsid="00216c03" officeooo:paragraph-rsid="00216c03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line-height="115%" fo:text-align="start" style:justify-single-word="false"/>
      <style:text-properties fo:font-size="14pt" fo:font-weight="bold" officeooo:rsid="0023a9f7" officeooo:paragraph-rsid="0023a9f7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line-height="115%" fo:text-align="start" style:justify-single-word="false"/>
      <style:text-properties fo:font-size="14pt" fo:font-weight="bold" officeooo:rsid="001f5498" officeooo:paragraph-rsid="0023a9f7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line-height="115%" fo:text-align="start" style:justify-single-word="false"/>
      <style:text-properties fo:font-size="14pt" fo:font-weight="bold" officeooo:rsid="001f5498" officeooo:paragraph-rsid="001f5498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line-height="115%" fo:text-align="start" style:justify-single-word="false"/>
      <style:text-properties fo:font-size="14pt" fo:font-weight="bold" officeooo:rsid="00221a35" officeooo:paragraph-rsid="0023a9f7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line-height="115%" fo:text-align="start" style:justify-single-word="false"/>
      <style:text-properties fo:font-size="14pt" fo:font-weight="bold" officeooo:rsid="00221a35" officeooo:paragraph-rsid="00221a35" style:font-size-asian="14pt" style:font-weight-asian="bold" style:font-size-complex="14pt" style:font-weight-complex="bold"/>
    </style:style>
    <style:style style:name="P114" style:family="paragraph" style:parent-style-name="Standard" style:list-style-name="L10">
      <style:paragraph-properties fo:line-height="115%" fo:text-align="start" style:justify-single-word="false"/>
      <style:text-properties officeooo:rsid="002a61b0" officeooo:paragraph-rsid="002a61b0"/>
    </style:style>
    <style:style style:name="P115" style:family="paragraph" style:parent-style-name="Standard">
      <style:paragraph-properties fo:line-height="115%" fo:text-align="start" style:justify-single-word="false"/>
      <style:text-properties fo:font-size="15pt" fo:font-weight="bold" officeooo:rsid="00246f20" officeooo:paragraph-rsid="00246f20" style:font-size-asian="15pt" style:font-weight-asian="bold" style:font-size-complex="15pt" style:font-weight-complex="bold"/>
    </style:style>
    <style:style style:name="P116" style:family="paragraph" style:parent-style-name="Standard">
      <style:paragraph-properties fo:line-height="115%" fo:text-align="start" style:justify-single-word="false"/>
      <style:text-properties fo:font-size="15pt" fo:font-weight="bold" officeooo:rsid="00221a35" officeooo:paragraph-rsid="00221a35" style:font-size-asian="15pt" style:font-weight-asian="bold" style:font-size-complex="15pt" style:font-weight-complex="bold"/>
    </style:style>
    <style:style style:name="P117" style:family="paragraph" style:parent-style-name="Standard" style:list-style-name="L10">
      <style:paragraph-properties fo:line-height="115%" fo:text-align="start" style:justify-single-word="false"/>
      <style:text-properties officeooo:paragraph-rsid="002a61b0"/>
    </style:style>
    <style:style style:name="P118" style:family="paragraph" style:parent-style-name="Table_20_Contents">
      <style:paragraph-properties fo:text-align="start" style:justify-single-word="false"/>
      <style:text-properties fo:font-size="12pt" officeooo:paragraph-rsid="0023a9f7" style:font-size-asian="12pt" style:font-size-complex="12pt"/>
    </style:style>
    <style:style style:name="P119" style:family="paragraph" style:parent-style-name="Text_20_body" style:list-style-name="L11">
      <style:paragraph-properties fo:line-height="100%"/>
      <style:text-properties officeooo:rsid="0030eaf4" officeooo:paragraph-rsid="0030eaf4"/>
    </style:style>
    <style:style style:name="P120" style:family="paragraph" style:parent-style-name="Text_20_body" style:list-style-name="L12">
      <style:paragraph-properties fo:line-height="100%"/>
      <style:text-properties officeooo:rsid="0032a564" officeooo:paragraph-rsid="0032a564"/>
    </style:style>
    <style:style style:name="P121" style:family="paragraph">
      <style:paragraph-properties fo:text-align="center" style:writing-mode="lr-tb"/>
    </style:style>
    <style:style style:name="P122" style:family="paragraph">
      <loext:graphic-properties draw:fill="none"/>
    </style:style>
    <style:style style:name="P123" style:family="paragraph">
      <style:text-properties fo:font-size="12pt"/>
    </style:style>
    <style:style style:name="P124" style:family="paragraph">
      <loext:graphic-properties draw:fill="none" draw:fill-color="#ffffff"/>
      <style:paragraph-properties style:writing-mode="lr-tb"/>
      <style:text-properties fo:font-size="12pt"/>
    </style:style>
    <style:style style:name="P125" style:family="paragraph">
      <loext:graphic-properties draw:fill="none"/>
      <style:paragraph-properties fo:text-align="center"/>
    </style:style>
    <style:style style:name="P12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766bd"/>
    </style:style>
    <style:style style:name="T2" style:family="text">
      <style:text-properties officeooo:rsid="0018d6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8857" style:font-weight-asian="normal" style:font-weight-complex="normal"/>
    </style:style>
    <style:style style:name="T5" style:family="text">
      <style:text-properties fo:font-weight="normal" officeooo:rsid="0023bbe8" style:font-weight-asian="normal" style:font-weight-complex="normal"/>
    </style:style>
    <style:style style:name="T6" style:family="text">
      <style:text-properties fo:font-weight="normal" officeooo:rsid="0027a518" style:font-weight-asian="normal" style:font-weight-complex="normal"/>
    </style:style>
    <style:style style:name="T7" style:family="text">
      <style:text-properties fo:font-weight="normal" officeooo:rsid="002a61b0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bbe8" style:font-weight-asian="bold" style:font-weight-complex="bold"/>
    </style:style>
    <style:style style:name="T10" style:family="text">
      <style:text-properties officeooo:rsid="001f5498"/>
    </style:style>
    <style:style style:name="T11" style:family="text">
      <style:text-properties officeooo:rsid="001fb547"/>
    </style:style>
    <style:style style:name="T12" style:family="text">
      <style:text-properties officeooo:rsid="00216c03"/>
    </style:style>
    <style:style style:name="T13" style:family="text">
      <style:text-properties officeooo:rsid="0021ea9c"/>
    </style:style>
    <style:style style:name="T14" style:family="text">
      <style:text-properties officeooo:rsid="00221a35"/>
    </style:style>
    <style:style style:name="T15" style:family="text">
      <style:text-properties officeooo:rsid="0023a9f7"/>
    </style:style>
    <style:style style:name="T16" style:family="text">
      <style:text-properties officeooo:rsid="0023bbe8"/>
    </style:style>
    <style:style style:name="T17" style:family="text">
      <style:text-properties officeooo:rsid="0025f9bb"/>
    </style:style>
    <style:style style:name="T18" style:family="text">
      <style:text-properties officeooo:rsid="002785ef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3a9f7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7a518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a61b0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c127c" style:font-size-asian="12pt" style:font-weight-asian="normal" style:font-size-complex="12pt" style:font-weight-complex="normal"/>
    </style:style>
    <style:style style:name="T25" style:family="text">
      <style:text-properties officeooo:rsid="002a61b0"/>
    </style:style>
    <style:style style:name="T26" style:family="text">
      <style:text-properties officeooo:rsid="002dc7b6"/>
    </style:style>
    <style:style style:name="T27" style:family="text">
      <style:text-properties officeooo:rsid="0032a564"/>
    </style:style>
    <style:style style:name="T28" style:family="text">
      <style:text-properties officeooo:rsid="0033af2b"/>
    </style:style>
    <style:style style:name="T29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3126in" fo:min-width="0.9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fill="none" draw:textarea-horizontal-align="justify" draw:textarea-vertical-align="middle" draw:auto-grow-height="false" fo:min-height="0.25in" fo:min-width="2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5in" fo:min-width="0.2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291in" fo:min-width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0.2291in" fo:min-width="2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fill="none" draw:textarea-horizontal-align="justify" draw:textarea-vertical-align="middle" draw:auto-grow-height="false" fo:min-height="0.0673in" fo:min-width="0.0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1146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0.2398in" fo:min-width="2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0.2189in" fo:min-width="2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0.2917in" fo:min-width="2.1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justify" draw:textarea-vertical-align="middle" draw:auto-grow-height="false" fo:min-height="0.2917in" fo:min-width="2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0.2917in" fo:min-width="2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none" draw:textarea-horizontal-align="justify" draw:textarea-vertical-align="middle" draw:auto-grow-height="false" fo:min-height="0.2917in" fo:min-width="2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fill="none" draw:textarea-horizontal-align="justify" draw:textarea-vertical-align="middle" draw:auto-grow-height="false" fo:min-height="0.2917in" fo:min-width="2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0">Myanmar IT Consulting</text:p>
      <text:p text:style-name="P10"/>
      <text:p text:style-name="P10"/>
      <text:p text:style-name="P1"/>
      <text:p text:style-name="P11">Japanese &amp; IT Bootcamp Batch-1</text:p>
      <text:p text:style-name="P11"/>
      <text:p text:style-name="P11"/>
      <text:p text:style-name="P11"/>
      <text:p text:style-name="P11"/>
      <text:p text:style-name="P11">PHP Project</text:p>
      <text:p text:style-name="P11"/>
      <text:p text:style-name="P1"/>
      <text:p text:style-name="P1"/>
      <text:p text:style-name="P1"/>
      <text:p text:style-name="P13">My Shoe Shop Online Shopping</text:p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2">Ma Phyu Phyu San (c1-5)</text:p>
      <text:p text:style-name="P12"/>
      <text:p text:style-name="P12">Nan Sang Mo Nom (c2-6)</text:p>
      <text:p text:style-name="P2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Admin</text:p>
      <text:p text:style-name="P8"><text:s text:c="2"/></text:p>
      <text:list xml:id="list2634544184" text:style-name="L1">
        <text:list-item>
          <text:p text:style-name="P70">Category Management (CRUD)</text:p>
        </text:list-item>
        <text:list-item>
          <text:p text:style-name="P70">Brand Management (CRUD)</text:p>
        </text:list-item>
        <text:list-item>
          <text:p text:style-name="P71">Pr<text:span text:style-name="T2">oduct </text:span>Management (CRUD)</text:p>
        </text:list-item>
        <text:list-item>
          <text:p text:style-name="P72">Order <text:span text:style-name="T1">Management </text:span></text:p>
        </text:list-item>
        <text:list-item>
          <text:p text:style-name="P72">Report</text:p>
        </text:list-item>
      </text:list>
      <text:p text:style-name="P14"/>
      <text:p text:style-name="P9">User</text:p>
      <text:list xml:id="list1379196880" text:style-name="L2">
        <text:list-item>
          <text:p text:style-name="P73">Search Product by</text:p>
          <text:list>
            <text:list-item>
              <text:p text:style-name="P73">Category<text:tab/></text:p>
            </text:list-item>
            <text:list-item>
              <text:p text:style-name="P73">Brand Name</text:p>
            </text:list-item>
            <text:list-item>
              <text:p text:style-name="P73">Name</text:p>
            </text:list-item>
          </text:list>
        </text:list-item>
        <text:list-item>
          <text:p text:style-name="P101"><text:span text:style-name="T4">A</text:span><text:span text:style-name="T3">dd to Cart (CRUD)</text:span></text:p>
        </text:list-item>
        <text:list-item>
          <text:p text:style-name="P101"><text:span text:style-name="T4">O</text:span><text:span text:style-name="T3">rder Check Out</text:span></text:p>
        </text:list-item>
        <text:list-item>
          <text:p text:style-name="P73">Profile Management</text:p>
        </text:list-item>
        <text:list-item>
          <text:p text:style-name="P73">Order History</text:p>
        </text:list-item>
        <text:list-item>
          <text:p text:style-name="P73">Order Trace</text:p>
        </text:list-item>
      </text:list>
      <text:p text:style-name="P105"/>
      <text:p text:style-name="P105">-------------------------------------------------------------------------------------------------------</text:p>
      <text:p text:style-name="P3"/>
      <text:p text:style-name="P30">product_category.php</text:p>
      <text:p text:style-name="P105"/>
      <text:p text:style-name="P20">UI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9"/>
            <text:p text:style-name="P59"><text:s text:c="2"/>Category Name:</text:p>
            <text:p text:style-name="P59"><draw:custom-shape text:anchor-type="paragraph" draw:z-index="0" draw:name="Shape1" draw:style-name="gr16" draw:text-style-name="P122" svg:width="2.7398in" svg:height="0.2921in" svg:x="0.1311in" svg:y="0.0626in"><text:p text:style-name="Frame_20_contents"/><draw:enhanced-geometry svg:viewBox="0 0 21600 21600" draw:type="rectangle" draw:enhanced-path="M 0 0 L 21600 0 21600 21600 0 21600 0 0 Z N"/></draw:custom-shape></text:p>
            <text:p text:style-name="P59"/>
            <text:p text:style-name="P59"><text:s text:c="2"/>Category Code:</text:p>
            <text:p text:style-name="P59"><draw:custom-shape text:anchor-type="paragraph" draw:z-index="1" draw:name="Shape2" draw:style-name="gr14" draw:text-style-name="P122" svg:width="2.698in" svg:height="0.2921in" svg:x="0.1417in" svg:y="0.1209in"><text:p/><draw:enhanced-geometry svg:viewBox="0 0 21600 21600" draw:type="rectangle" draw:enhanced-path="M 0 0 L 21600 0 21600 21600 0 21600 0 0 Z N"/></draw:custom-shape></text:p>
            <text:p text:style-name="P49"/>
            <text:p text:style-name="P49"/>
            <text:p text:style-name="P49"><draw:custom-shape text:anchor-type="paragraph" draw:z-index="2" draw:name="Shape3" draw:style-name="gr1" draw:text-style-name="P121" svg:width="0.948in" svg:height="0.313in" svg:x="0.1728in" svg:y="0.0437in"><text:p text:style-name="P121">Register</text:p><draw:enhanced-geometry svg:viewBox="0 0 21600 21600" draw:type="rectangle" draw:enhanced-path="M 0 0 L 21600 0 21600 21600 0 21600 0 0 Z N"/></draw:custom-shape></text:p>
            <text:p text:style-name="P49"/>
          </table:table-cell>
        </table:table-row>
      </table:table>
      <text:p text:style-name="P43"/>
      <text:list xml:id="list3692249220" text:style-name="L3">
        <text:list-item>
          <text:p text:style-name="P74">action <text:s/>=&gt;register_product_category.php</text:p>
        </text:list-item>
        <text:list-item>
          <text:p text:style-name="P74">method=&gt;post</text:p>
        </text:list-item>
        <text:list-item>
          <text:p text:style-name="P74">textbox 2</text:p>
          <text:list>
            <text:list-header>
              <text:p text:style-name="P74">For textbox1, name =&gt; product_category_name</text:p>
              <text:p text:style-name="P74">For textbox2, name =&gt; product_category_code</text:p>
            </text:list-header>
          </text:list>
        </text:list-item>
        <text:list-item>
          <text:p text:style-name="P74">button 1</text:p>
          <text:p text:style-name="P74"><text:s text:c="4"/>type =&gt;submit</text:p>
        </text:list-item>
      </text:list>
      <text:p text:style-name="P39"><text:s text:c="14"/>value=&gt;Register</text:p>
      <text:p text:style-name="P39"/>
      <text:p text:style-name="P22">Process</text:p>
      <text:p text:style-name="P42"/>
      <text:p text:style-name="P37">register_product_category.php</text:p>
      <text:p text:style-name="P37"/>
      <text:p text:style-name="P37">-Accept two value from product_category.php</text:p>
      <text:list xml:id="list2380029803" text:style-name="L4">
        <text:list-item>
          <text:p text:style-name="P76"><text:span text:style-name="T10">G</text:span>et product_category_name</text:p>
        </text:list-item>
        <text:list-item>
          <text:p text:style-name="P76"><text:soft-page-break/><text:span text:style-name="T10">G</text:span>et product_category_code</text:p>
        </text:list-item>
        <text:list-item>
          <text:p text:style-name="P76"><text:span text:style-name="T10">V</text:span>alidation</text:p>
        </text:list-item>
        <text:list-item>
          <text:p text:style-name="P76">DB connection</text:p>
        </text:list-item>
        <text:list-item>
          <text:p text:style-name="P76"><text:span text:style-name="T10">P</text:span>repare SQL and Query statement to insert</text:p>
        </text:list-item>
        <text:list-item>
          <text:p text:style-name="P76"><text:span text:style-name="T10">B</text:span>ind Data </text:p>
        </text:list-item>
        <text:list-item>
          <text:p text:style-name="P76"><text:span text:style-name="T10">E</text:span>xecute</text:p>
        </text:list-item>
        <text:list-item>
          <text:p text:style-name="P76"><text:span text:style-name="T10">R</text:span>edirect to UI</text:p>
        </text:list-item>
      </text:list>
      <text:p text:style-name="P17"/>
      <text:p text:style-name="P24">For Read</text:p>
      <text:p text:style-name="P29">product_category.php</text:p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3"/>
            <text:p text:style-name="P58"><text:s text:c="2"/>Category Name:</text:p>
            <text:p text:style-name="P58"><draw:custom-shape text:anchor-type="paragraph" draw:z-index="3" draw:name="Shape1" draw:style-name="gr15" draw:text-style-name="P122" svg:width="2.7398in" svg:height="0.2921in" svg:x="0.1311in" svg:y="0.0626in"><text:p/><draw:enhanced-geometry svg:viewBox="0 0 21600 21600" draw:type="rectangle" draw:enhanced-path="M 0 0 L 21600 0 21600 21600 0 21600 0 0 Z N"/></draw:custom-shape></text:p>
            <text:p text:style-name="P58"/>
            <text:p text:style-name="P58"><text:s text:c="2"/>Category Code:</text:p>
            <text:p text:style-name="P58"><draw:custom-shape text:anchor-type="paragraph" draw:z-index="4" draw:name="Shape2" draw:style-name="gr14" draw:text-style-name="P122" svg:width="2.698in" svg:height="0.2921in" svg:x="0.1417in" svg:y="0.1209in"><text:p/><draw:enhanced-geometry svg:viewBox="0 0 21600 21600" draw:type="rectangle" draw:enhanced-path="M 0 0 L 21600 0 21600 21600 0 21600 0 0 Z N"/></draw:custom-shape></text:p>
            <text:p text:style-name="P53"/>
            <text:p text:style-name="P53"/>
            <text:p text:style-name="P53"><draw:custom-shape text:anchor-type="paragraph" draw:z-index="5" draw:name="Shape3" draw:style-name="gr1" draw:text-style-name="P121" svg:width="0.948in" svg:height="0.313in" svg:x="0.1728in" svg:y="0.0437in"><text:p text:style-name="P121">Register</text:p><draw:enhanced-geometry svg:viewBox="0 0 21600 21600" draw:type="rectangle" draw:enhanced-path="M 0 0 L 21600 0 21600 21600 0 21600 0 0 Z N"/></draw:custom-shape></text:p>
            <text:p text:style-name="P53"/>
            <text:p text:style-name="P62">product_category_result_table</text:p>
            <text:p text:style-name="P62"/>
            <table:table table:name="Table3" table:style-name="Table3">
              <table:table-column table:style-name="Table3.A" table:number-columns-repeated="5"/>
              <table:table-row>
                <table:table-cell table:style-name="Table3.A1" office:value-type="string">
                  <text:p text:style-name="P64">No.</text:p>
                </table:table-cell>
                <table:table-cell table:style-name="Table3.A1" office:value-type="string">
                  <text:p text:style-name="P64">Name</text:p>
                </table:table-cell>
                <table:table-cell table:style-name="Table3.A1" office:value-type="string">
                  <text:p text:style-name="P64">Code</text:p>
                </table:table-cell>
                <table:table-cell table:style-name="Table3.A1" office:value-type="string">
                  <text:p text:style-name="P64">Edit</text:p>
                </table:table-cell>
                <table:table-cell table:style-name="Table3.E1" office:value-type="string">
                  <text:p text:style-name="P64">Delete</text:p>
                </table:table-cell>
              </table:table-row>
              <table:table-row>
                <table:table-cell table:style-name="Table3.A2" office:value-type="string">
                  <text:p text:style-name="P62">1</text:p>
                </table:table-cell>
                <table:table-cell table:style-name="Table3.A2" office:value-type="string">
                  <text:p text:style-name="P62">Slipper</text:p>
                </table:table-cell>
                <table:table-cell table:style-name="Table3.A2" office:value-type="string">
                  <text:p text:style-name="P62">SLP</text:p>
                </table:table-cell>
                <table:table-cell table:style-name="Table3.A2" office:value-type="string">
                  <text:p text:style-name="P49"/>
                </table:table-cell>
                <table:table-cell table:style-name="Table3.E2" office:value-type="string">
                  <text:p text:style-name="P49"/>
                </table:table-cell>
              </table:table-row>
              <table:table-row>
                <table:table-cell table:style-name="Table3.A2" office:value-type="string">
                  <text:p text:style-name="P62">2</text:p>
                </table:table-cell>
                <table:table-cell table:style-name="Table3.A2" office:value-type="string">
                  <text:p text:style-name="P62">FlipFlop</text:p>
                </table:table-cell>
                <table:table-cell table:style-name="Table3.A2" office:value-type="string">
                  <text:p text:style-name="P62">FF</text:p>
                </table:table-cell>
                <table:table-cell table:style-name="Table3.A2" office:value-type="string">
                  <text:p text:style-name="P49"/>
                </table:table-cell>
                <table:table-cell table:style-name="Table3.E2" office:value-type="string">
                  <text:p text:style-name="P49"/>
                </table:table-cell>
              </table:table-row>
            </table:table>
            <text:p text:style-name="P62"/>
          </table:table-cell>
        </table:table-row>
      </table:table>
      <text:p text:style-name="P107"/>
      <text:p text:style-name="P111">Process</text:p>
      <text:p text:style-name="P104"/>
      <text:list xml:id="list1390497551" text:style-name="L5">
        <text:list-item>
          <text:p text:style-name="P82">Empty Table Format for category table</text:p>
        </text:list-item>
        <text:list-item>
          <text:p text:style-name="P82">Inside <text:span text:style-name="T11">tbody tag &lt;tbody&gt; &lt;/tbody&gt;</text:span></text:p>
        </text:list-item>
        <text:list-item>
          <text:p text:style-name="P86">DB connection <text:s/>using PDO</text:p>
        </text:list-item>
        <text:list-item>
          <text:p text:style-name="P86">Create select query statement to get all information from <text:span text:style-name="T8">product_categories</text:span> table</text:p>
        </text:list-item>
        <text:list-item>
          <text:p text:style-name="P86">Use echo to display data in table</text:p>
        </text:list-item>
        <text:list-item>
          <text:p text:style-name="P86">For edit button icon use hyperlink put id in Button using name →id and go to action edit_product_category.php</text:p>
        </text:list-item>
        <text:list-item>
          <text:p text:style-name="P86">For delete button icon ,use form action and put hidden value id and submit action <text:span text:style-name="T12">delete_product_category.php</text:span></text:p>
        </text:list-item>
        <text:list-item>
          <text:p text:style-name="P89">Use on submit return value to confirm user delete action</text:p>
        </text:list-item>
        <text:list-item>
          <text:p text:style-name="P89">Create <text:span text:style-name="T13">JS</text:span> function name is check to check user information</text:p>
        </text:list-item>
      </text:list>
      <text:p text:style-name="P108"/>
      <text:p text:style-name="P113">For Edit</text:p>
      <text:p text:style-name="P116"><text:s/></text:p>
      <text:p text:style-name="P100"><text:soft-page-break/>Show old data</text:p>
      <text:p text:style-name="P83"><text:tab/><text:span text:style-name="T14">edit_product_category.php <text:s/>id=1</text:span></text:p>
      <text:p text:style-name="P83"/>
      <text:p text:style-name="P3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2"><text:span text:style-name="T14">update_product_category.php</text:span> </text:p>
            <text:p text:style-name="P52"/>
            <text:p text:style-name="P57"><text:s text:c="2"/>Category Name:</text:p>
            <text:p text:style-name="P57"><draw:custom-shape text:anchor-type="paragraph" draw:z-index="6" draw:name="Shape1" draw:style-name="gr15" draw:text-style-name="P122" svg:width="2.7398in" svg:height="0.2921in" svg:x="0.1311in" svg:y="0.0626in"><text:p/><draw:enhanced-geometry svg:viewBox="0 0 21600 21600" draw:type="rectangle" draw:enhanced-path="M 0 0 L 21600 0 21600 21600 0 21600 0 0 Z N"/></draw:custom-shape></text:p>
            <text:p text:style-name="P57"/>
            <text:p text:style-name="P57"><text:s text:c="2"/>Category Code:</text:p>
            <text:p text:style-name="P57"><draw:custom-shape text:anchor-type="paragraph" draw:z-index="7" draw:name="Shape2" draw:style-name="gr14" draw:text-style-name="P122" svg:width="2.698in" svg:height="0.2921in" svg:x="0.1417in" svg:y="0.1209in"><text:p/><draw:enhanced-geometry svg:viewBox="0 0 21600 21600" draw:type="rectangle" draw:enhanced-path="M 0 0 L 21600 0 21600 21600 0 21600 0 0 Z N"/></draw:custom-shape></text:p>
            <text:p text:style-name="P52"/>
            <text:p text:style-name="P52"/>
            <text:p text:style-name="P52"><draw:custom-shape text:anchor-type="paragraph" draw:z-index="8" draw:name="Shape3" draw:style-name="gr1" draw:text-style-name="P121" svg:width="0.948in" svg:height="0.313in" svg:x="0.1728in" svg:y="0.0437in"><text:p text:style-name="P121">Update</text:p><draw:enhanced-geometry svg:viewBox="0 0 21600 21600" draw:type="rectangle" draw:enhanced-path="M 0 0 L 21600 0 21600 21600 0 21600 0 0 Z N"/></draw:custom-shape></text:p>
            <text:p text:style-name="P52"/>
          </table:table-cell>
        </table:table-row>
      </table:table>
      <text:p text:style-name="P35"/>
      <text:p text:style-name="P27">Process</text:p>
      <text:list xml:id="list3614605170" text:style-name="L6">
        <text:list-item>
          <text:p text:style-name="P90">Take id from url</text:p>
        </text:list-item>
        <text:list-item>
          <text:p text:style-name="P90">Make DB connection</text:p>
        </text:list-item>
        <text:list-item>
          <text:p text:style-name="P90">Make query</text:p>
        </text:list-item>
        <text:list-item>
          <text:p text:style-name="P90">Show return value in form</text:p>
        </text:list-item>
      </text:list>
      <text:p text:style-name="P32"/>
      <text:p text:style-name="P19">-------------------------------------------------------------------------------------------------------</text:p>
      <text:p text:style-name="P28">product_<text:span text:style-name="T15">brand</text:span>.php</text:p>
      <text:p text:style-name="P106"/>
      <text:p text:style-name="P21">UI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5"/>
            <text:p text:style-name="P44"><text:s text:c="2"/><text:span text:style-name="T20">Brand</text:span><text:span text:style-name="T19"> Name:</text:span></text:p>
            <text:p text:style-name="P55"><draw:custom-shape text:anchor-type="paragraph" draw:z-index="9" draw:name="Shape1" draw:style-name="gr15" draw:text-style-name="P122" svg:width="2.7398in" svg:height="0.2921in" svg:x="0.1311in" svg:y="0.0626in"><text:p/><draw:enhanced-geometry svg:viewBox="0 0 21600 21600" draw:type="rectangle" draw:enhanced-path="M 0 0 L 21600 0 21600 21600 0 21600 0 0 Z N"/></draw:custom-shape></text:p>
            <text:p text:style-name="P55"/>
            <text:p text:style-name="P51"><text:s text:c="2"/><text:span text:style-name="T15">Brand</text:span> Code:</text:p>
            <text:p text:style-name="P55"><draw:custom-shape text:anchor-type="paragraph" draw:z-index="10" draw:name="Shape2" draw:style-name="gr14" draw:text-style-name="P122" svg:width="2.698in" svg:height="0.2921in" svg:x="0.1417in" svg:y="0.1209in"><text:p/><draw:enhanced-geometry svg:viewBox="0 0 21600 21600" draw:type="rectangle" draw:enhanced-path="M 0 0 L 21600 0 21600 21600 0 21600 0 0 Z N"/></draw:custom-shape></text:p>
            <text:p text:style-name="P51"/>
            <text:p text:style-name="P51"/>
            <text:p text:style-name="P51"><draw:custom-shape text:anchor-type="paragraph" draw:z-index="11" draw:name="Shape3" draw:style-name="gr1" draw:text-style-name="P121" svg:width="0.948in" svg:height="0.313in" svg:x="0.1728in" svg:y="0.05in"><text:p text:style-name="P121">Register</text:p><draw:enhanced-geometry svg:viewBox="0 0 21600 21600" draw:type="rectangle" draw:enhanced-path="M 0 0 L 21600 0 21600 21600 0 21600 0 0 Z N"/></draw:custom-shape></text:p>
            <text:p text:style-name="P51"/>
          </table:table-cell>
        </table:table-row>
      </table:table>
      <text:p text:style-name="P21"/>
      <text:list xml:id="list104107587609407" text:continue-list="list3692249220" text:style-name="L3">
        <text:list-item>
          <text:p text:style-name="P75">action <text:s/>=&gt;register_product_<text:span text:style-name="T16">brand</text:span>.php</text:p>
        </text:list-item>
        <text:list-item>
          <text:p text:style-name="P75">method=&gt;post</text:p>
        </text:list-item>
        <text:list-item>
          <text:p text:style-name="P75">textbox 2</text:p>
          <text:list>
            <text:list-header>
              <text:p text:style-name="P75">For textbox1, name =&gt; product_<text:span text:style-name="T16">brand</text:span>_name</text:p>
              <text:p text:style-name="P75">For textbox2, name =&gt; product_<text:span text:style-name="T16">brand</text:span>_code</text:p>
            </text:list-header>
          </text:list>
        </text:list-item>
        <text:list-item>
          <text:p text:style-name="P75">button 1</text:p>
          <text:p text:style-name="P75"><text:s text:c="4"/>type =&gt;submit</text:p>
        </text:list-item>
      </text:list>
      <text:p text:style-name="P38"><text:s text:c="14"/>value=&gt;Register</text:p>
      <text:p text:style-name="P15"/>
      <text:p text:style-name="P23">Process</text:p>
      <text:p text:style-name="P41"/>
      <text:p text:style-name="P36">register_product_<text:span text:style-name="T16">brand </text:span>.php</text:p>
      <text:p text:style-name="P35"/>
      <text:p text:style-name="P36"><text:soft-page-break/>-Accept two value from product_<text:span text:style-name="T16">brand </text:span>.php</text:p>
      <text:list xml:id="list2929770098" text:style-name="L7">
        <text:list-item>
          <text:p text:style-name="P77"><text:span text:style-name="T10">G</text:span>et product_<text:span text:style-name="T16">brand</text:span>_name</text:p>
        </text:list-item>
        <text:list-item>
          <text:p text:style-name="P77"><text:span text:style-name="T10">G</text:span>et product_<text:span text:style-name="T16">brand</text:span>_code</text:p>
        </text:list-item>
        <text:list-item>
          <text:p text:style-name="P78"><text:span text:style-name="T10">V</text:span>alidation</text:p>
        </text:list-item>
        <text:list-item>
          <text:p text:style-name="P78">DB connection</text:p>
        </text:list-item>
        <text:list-item>
          <text:p text:style-name="P78"><text:span text:style-name="T10">P</text:span>repare SQL and Query statement to insert</text:p>
        </text:list-item>
        <text:list-item>
          <text:p text:style-name="P78"><text:span text:style-name="T10">B</text:span>ind Data </text:p>
        </text:list-item>
        <text:list-item>
          <text:p text:style-name="P78"><text:span text:style-name="T10">E</text:span>xecute</text:p>
        </text:list-item>
        <text:list-item>
          <text:p text:style-name="P78"><text:span text:style-name="T10">R</text:span>edirect to UI</text:p>
        </text:list-item>
      </text:list>
      <text:p text:style-name="P18"/>
      <text:p text:style-name="P25">For Read</text:p>
      <text:p text:style-name="P28">product_category.php</text:p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1"/>
            <text:p text:style-name="P56"><text:s text:c="2"/><text:span text:style-name="T5">brand</text:span> Name:</text:p>
            <text:p text:style-name="P55"><draw:custom-shape text:anchor-type="paragraph" draw:z-index="12" draw:name="Shape1" draw:style-name="gr15" draw:text-style-name="P122" svg:width="2.7398in" svg:height="0.2921in" svg:x="0.1311in" svg:y="0.0626in"><text:p/><draw:enhanced-geometry svg:viewBox="0 0 21600 21600" draw:type="rectangle" draw:enhanced-path="M 0 0 L 21600 0 21600 21600 0 21600 0 0 Z N"/></draw:custom-shape></text:p>
            <text:p text:style-name="P55"/>
            <text:p text:style-name="P56"><text:s text:c="2"/><text:span text:style-name="T5">brand</text:span> Code:</text:p>
            <text:p text:style-name="P55"><draw:custom-shape text:anchor-type="paragraph" draw:z-index="13" draw:name="Shape2" draw:style-name="gr14" draw:text-style-name="P122" svg:width="2.698in" svg:height="0.2921in" svg:x="0.1417in" svg:y="0.1209in"><text:p/><draw:enhanced-geometry svg:viewBox="0 0 21600 21600" draw:type="rectangle" draw:enhanced-path="M 0 0 L 21600 0 21600 21600 0 21600 0 0 Z N"/></draw:custom-shape></text:p>
            <text:p text:style-name="P51"/>
            <text:p text:style-name="P51"/>
            <text:p text:style-name="P51"><draw:custom-shape text:anchor-type="paragraph" draw:z-index="14" draw:name="Shape3" draw:style-name="gr1" draw:text-style-name="P121" svg:width="0.948in" svg:height="0.313in" svg:x="0.1728in" svg:y="0.0437in"><text:p text:style-name="P121">Register</text:p><draw:enhanced-geometry svg:viewBox="0 0 21600 21600" draw:type="rectangle" draw:enhanced-path="M 0 0 L 21600 0 21600 21600 0 21600 0 0 Z N"/></draw:custom-shape></text:p>
            <text:p text:style-name="P51"/>
            <text:p text:style-name="P60">product_<text:span text:style-name="T5">brand</text:span>_result_table</text:p>
            <text:p text:style-name="P61"/>
            <table:table table:name="Table7" table:style-name="Table7">
              <table:table-column table:style-name="Table7.A" table:number-columns-repeated="5"/>
              <table:table-row>
                <table:table-cell table:style-name="Table7.A1" office:value-type="string">
                  <text:p text:style-name="P63">No.</text:p>
                </table:table-cell>
                <table:table-cell table:style-name="Table7.A1" office:value-type="string">
                  <text:p text:style-name="P63">Name</text:p>
                </table:table-cell>
                <table:table-cell table:style-name="Table7.A1" office:value-type="string">
                  <text:p text:style-name="P63">Code</text:p>
                </table:table-cell>
                <table:table-cell table:style-name="Table7.A1" office:value-type="string">
                  <text:p text:style-name="P63">Edit</text:p>
                </table:table-cell>
                <table:table-cell table:style-name="Table7.E1" office:value-type="string">
                  <text:p text:style-name="P63">Delete</text:p>
                </table:table-cell>
              </table:table-row>
              <table:table-row>
                <table:table-cell table:style-name="Table7.A2" office:value-type="string">
                  <text:p text:style-name="P61">1</text:p>
                </table:table-cell>
                <table:table-cell table:style-name="Table7.A2" office:value-type="string">
                  <text:p text:style-name="P60">G<text:span text:style-name="T16">UCCI</text:span></text:p>
                </table:table-cell>
                <table:table-cell table:style-name="Table7.A2" office:value-type="string">
                  <text:p text:style-name="P60">G<text:span text:style-name="T16">UI</text:span></text:p>
                </table:table-cell>
                <table:table-cell table:style-name="Table7.A2" office:value-type="string">
                  <text:p text:style-name="P51"/>
                </table:table-cell>
                <table:table-cell table:style-name="Table7.E2" office:value-type="string">
                  <text:p text:style-name="P51"/>
                </table:table-cell>
              </table:table-row>
              <table:table-row>
                <table:table-cell table:style-name="Table7.A2" office:value-type="string">
                  <text:p text:style-name="P61">2</text:p>
                </table:table-cell>
                <table:table-cell table:style-name="Table7.A2" office:value-type="string">
                  <text:p text:style-name="P65">Channel</text:p>
                </table:table-cell>
                <table:table-cell table:style-name="Table7.A2" office:value-type="string">
                  <text:p text:style-name="P65">CHEL</text:p>
                </table:table-cell>
                <table:table-cell table:style-name="Table7.A2" office:value-type="string">
                  <text:p text:style-name="P51"/>
                </table:table-cell>
                <table:table-cell table:style-name="Table7.E2" office:value-type="string">
                  <text:p text:style-name="P51"/>
                </table:table-cell>
              </table:table-row>
            </table:table>
            <text:p text:style-name="P61"/>
          </table:table-cell>
        </table:table-row>
      </table:table>
      <text:p text:style-name="P18"/>
      <text:p text:style-name="P110">Process</text:p>
      <text:p text:style-name="P103"/>
      <text:list xml:id="list810353499" text:style-name="L8">
        <text:list-item>
          <text:p text:style-name="P79">Empty Table Format for <text:span text:style-name="T16">brand</text:span> table</text:p>
        </text:list-item>
        <text:list-item>
          <text:p text:style-name="P80">Inside <text:span text:style-name="T11">tbody tag &lt;tbody&gt; &lt;/tbody&gt;</text:span></text:p>
        </text:list-item>
        <text:list-item>
          <text:p text:style-name="P84">DB connection <text:s/>using PDO</text:p>
        </text:list-item>
        <text:list-item>
          <text:p text:style-name="P85">Create select query statement to get all information from <text:span text:style-name="T8">product_ </text:span><text:span text:style-name="T9">brand</text:span> table</text:p>
        </text:list-item>
        <text:list-item>
          <text:p text:style-name="P84">Use echo to display data in table</text:p>
        </text:list-item>
        <text:list-item>
          <text:p text:style-name="P85">For edit button icon use hyperlink put id in Button using name →id and go to action edit_product_<text:span text:style-name="T16">brand</text:span>.php</text:p>
        </text:list-item>
        <text:list-item>
          <text:p text:style-name="P85">For delete button icon ,use form action and put hidden value id and submit action <text:span text:style-name="T12">delete_product_brand.php</text:span></text:p>
        </text:list-item>
        <text:list-item>
          <text:p text:style-name="P87">Use on submit return value to confirm user delete action</text:p>
        </text:list-item>
        <text:list-item>
          <text:p text:style-name="P87">Create <text:span text:style-name="T13">JS</text:span> function name is check to check user information</text:p>
        </text:list-item>
      </text:list>
      <text:p text:style-name="P88"/>
      <text:p text:style-name="P112"><text:soft-page-break/>For Edit</text:p>
      <text:p text:style-name="P112"><text:s/></text:p>
      <text:p text:style-name="P99">Show old data</text:p>
      <text:p text:style-name="P81"><text:tab/><text:span text:style-name="T14">edit_product_brand.php <text:s/>id=1</text:span></text:p>
      <text:p text:style-name="P3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0"><text:span text:style-name="T14">update_product_</text:span><text:span text:style-name="T5">brand</text:span><text:span text:style-name="T14">.php</text:span> </text:p>
            <text:p text:style-name="P51"/>
            <text:p text:style-name="P54"><text:s text:c="2"/><text:span text:style-name="T28">B</text:span><text:span text:style-name="T5">rand</text:span> Name:</text:p>
            <text:p text:style-name="P55"><draw:custom-shape text:anchor-type="paragraph" draw:z-index="15" draw:name="Shape1" draw:style-name="gr13" draw:text-style-name="P122" svg:width="2.1567in" svg:height="0.2921in" svg:x="0.1209in" svg:y="0.0102in"><text:p/><draw:enhanced-geometry svg:viewBox="0 0 21600 21600" draw:type="rectangle" draw:enhanced-path="M 0 0 L 21600 0 21600 21600 0 21600 0 0 Z N"/></draw:custom-shape></text:p>
            <text:p text:style-name="P55"/>
            <text:p text:style-name="P54"><text:s text:c="2"/><text:span text:style-name="T28">B</text:span><text:span text:style-name="T5">rand</text:span> Code:</text:p>
            <text:p text:style-name="P55"><draw:custom-shape text:anchor-type="paragraph" draw:z-index="16" draw:name="Shape2" draw:style-name="gr12" draw:text-style-name="P122" svg:width="2.1776in" svg:height="0.2921in" svg:x="0.1154in" svg:y="0.0689in"><text:p/><draw:enhanced-geometry svg:viewBox="0 0 21600 21600" draw:type="rectangle" draw:enhanced-path="M 0 0 L 21600 0 21600 21600 0 21600 0 0 Z N"/></draw:custom-shape></text:p>
            <text:p text:style-name="P51"/>
            <text:p text:style-name="P51"/>
            <text:p text:style-name="P51"><draw:custom-shape text:anchor-type="paragraph" draw:z-index="17" draw:name="Shape3" draw:style-name="gr1" draw:text-style-name="P121" svg:width="0.948in" svg:height="0.313in" svg:x="0.1228in" svg:y="0.0752in"><text:p text:style-name="P121">Update</text:p><draw:enhanced-geometry svg:viewBox="0 0 21600 21600" draw:type="rectangle" draw:enhanced-path="M 0 0 L 21600 0 21600 21600 0 21600 0 0 Z N"/></draw:custom-shape></text:p>
            <text:p text:style-name="P51"/>
          </table:table-cell>
        </table:table-row>
      </table:table>
      <text:p text:style-name="P35"/>
      <text:p text:style-name="P109">Process</text:p>
      <text:list xml:id="list4259260331" text:style-name="L9">
        <text:list-item>
          <text:p text:style-name="P91">Take id from url</text:p>
        </text:list-item>
        <text:list-item>
          <text:p text:style-name="P91">Make DB connection</text:p>
        </text:list-item>
        <text:list-item>
          <text:p text:style-name="P91">Make query</text:p>
        </text:list-item>
        <text:list-item>
          <text:p text:style-name="P91">Show return value in form</text:p>
        </text:list-item>
      </text:list>
      <text:p text:style-name="P16"/>
      <text:p text:style-name="P16">-------------------------------------------------------------------------------------------------------</text:p>
      <text:p text:style-name="P26">products.php</text:p>
      <text:p text:style-name="P6"/>
      <table:table table:name="Table9" table:style-name="Table9">
        <table:table-column table:style-name="Table9.A"/>
        <table:table-row>
          <table:table-cell table:style-name="Table9.A1" office:value-type="string">
            <text:p text:style-name="P46"><text:s text:c="2"/><text:span text:style-name="T19">Category Code:</text:span></text:p>
            <text:p text:style-name="P47"><draw:custom-shape text:anchor-type="paragraph" draw:z-index="27" draw:name="Shape4" draw:style-name="gr5" draw:text-style-name="P122" svg:width="2.4587in" svg:height="0.2295in" svg:x="0.1417in" svg:y="0.0244in"><text:p/><draw:enhanced-geometry svg:viewBox="0 0 21600 21600" draw:type="rectangle" draw:enhanced-path="M 0 0 L 21600 0 21600 21600 0 21600 0 0 Z N"/></draw:custom-shape><draw:custom-shape text:anchor-type="paragraph" draw:z-index="28" draw:name="Shape7" draw:style-name="gr4" svg:width="0.2087in" svg:height="0.2295in" svg:x="2.2874in" svg:y="0.0244in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      <text:p text:style-name="P47"/>
            <text:p text:style-name="P47"><text:s text:c="2"/>Brand Code:</text:p>
            <text:p text:style-name="P47"><draw:custom-shape text:anchor-type="paragraph" draw:z-index="18" draw:name="Shape5" draw:style-name="gr2" draw:text-style-name="P122" svg:width="2.448in" svg:height="0.2504in" svg:x="0.1417in" svg:y="0.0618in"><text:p/><draw:enhanced-geometry svg:viewBox="0 0 21600 21600" draw:type="rectangle" draw:enhanced-path="M 0 0 L 21600 0 21600 21600 0 21600 0 0 Z N"/></draw:custom-shape><draw:custom-shape text:anchor-type="paragraph" draw:z-index="29" draw:name="Shape7" draw:style-name="gr3" draw:text-style-name="P123" svg:width="0.2098in" svg:height="0.2504in" svg:x="2.2874in" svg:y="0.0618in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 text:c="2"/></text:p>
            <text:p text:style-name="P47"/>
            <text:p text:style-name="P47"><text:s text:c="2"/>Product Code:</text:p>
            <text:p text:style-name="P47"><draw:custom-shape text:anchor-type="paragraph" draw:z-index="19" draw:name="Shape6" draw:style-name="gr2" draw:text-style-name="P122" svg:width="2.448in" svg:height="0.2504in" svg:x="0.1311in" svg:y="0.0783in"><text:p/><draw:enhanced-geometry svg:viewBox="0 0 21600 21600" draw:type="rectangle" draw:enhanced-path="M 0 0 L 21600 0 21600 21600 0 21600 0 0 Z N"/></draw:custom-shape></text:p>
            <text:p text:style-name="P47"/>
            <text:p text:style-name="P48"><text:s text:c="2"/>Product <text:s/>Size:</text:p>
            <text:p text:style-name="P47"><draw:custom-shape text:anchor-type="paragraph" draw:z-index="20" draw:name="Shape8" draw:style-name="gr11" draw:text-style-name="P122" svg:width="2.4378in" svg:height="0.2189in" svg:x="0.1417in" svg:y="0.0744in"><text:p/><draw:enhanced-geometry svg:viewBox="0 0 21600 21600" draw:type="rectangle" draw:enhanced-path="M 0 0 L 21600 0 21600 21600 0 21600 0 0 Z N"/></draw:custom-shape></text:p>
            <text:p text:style-name="P47"/>
            <text:p text:style-name="P47"><text:s text:c="3"/>Gender:</text:p>
            <text:p text:style-name="P47"><draw:custom-shape text:anchor-type="paragraph" draw:z-index="21" draw:name="Shape9" draw:style-name="gr10" draw:text-style-name="P122" svg:width="2.4067in" svg:height="0.2398in" svg:x="0.1626in" svg:y="0.0909in"><text:p/><draw:enhanced-geometry svg:viewBox="0 0 21600 21600" draw:type="rectangle" draw:enhanced-path="M 0 0 L 21600 0 21600 21600 0 21600 0 0 Z N"/></draw:custom-shape><draw:frame text:anchor-type="paragraph" draw:z-index="23" draw:name="Shape11" draw:style-name="gr8" draw:text-style-name="P126" svg:width="0.5941in" svg:height="0.198in" svg:x="0.3917in" svg:y="0.1327in"><draw:text-box><text:p>Male</text:p></draw:text-box></draw:frame><draw:custom-shape text:anchor-type="paragraph" draw:z-index="24" draw:name="Shape12" draw:style-name="gr7" draw:text-style-name="P125" svg:width="0.115in" svg:height="0.0941in" svg:x="0.8681in" svg:y="0.1846in"><text:p/>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0" draw:style-name="gr9" svg:width="0.1043in" svg:height="0.115in" svg:x="0.2252in" svg:y="0.163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Shape13" draw:style-name="gr6" draw:text-style-name="P124" svg:width="0.5941in" svg:height="0.1925in" svg:x="1.0374in" svg:y="0.1382in"><draw:text-box><text:p><text:span text:style-name="T29">Female</text:span></text:p></draw:text-box></draw:frame><text:s text:c="2"/></text:p>
            <text:p text:style-name="P47"/>
            <text:p text:style-name="P48"><text:s text:c="2"/>Product <text:span text:style-name="T17">Price:</text:span></text:p>
            <text:p text:style-name="P47"><draw:custom-shape text:anchor-type="paragraph" draw:z-index="26" draw:name="Shape5" draw:style-name="gr2" draw:text-style-name="P122" svg:width="2.448in" svg:height="0.2504in" svg:x="0.1417in" svg:y="0.0618in"><text:p/><draw:enhanced-geometry svg:viewBox="0 0 21600 21600" draw:type="rectangle" draw:enhanced-path="M 0 0 L 21600 0 21600 21600 0 21600 0 0 Z N"/></draw:custom-shape></text:p>
            <text:p text:style-name="P47"/>
            <text:p text:style-name="P48"><text:s text:c="3"/>Product <text:span text:style-name="T18">Photo:</text:span></text:p>
            <text:p text:style-name="P48"><draw:custom-shape text:anchor-type="paragraph" draw:z-index="30" draw:name="Shape5" draw:style-name="gr2" draw:text-style-name="P122" svg:width="2.448in" svg:height="0.2504in" svg:x="0.1417in" svg:y="0.0618in"><text:p/><draw:enhanced-geometry svg:viewBox="0 0 21600 21600" draw:type="rectangle" draw:enhanced-path="M 0 0 L 21600 0 21600 21600 0 21600 0 0 Z N"/></draw:custom-shape></text:p>
            <text:p text:style-name="P48"/>
            <text:p text:style-name="P40"><text:s text:c="3"/>Product <text:span text:style-name="T18">Name:</text:span></text:p>
            <text:p text:style-name="P48"><draw:custom-shape text:anchor-type="paragraph" draw:z-index="31" draw:name="Shape5" draw:style-name="gr2" draw:text-style-name="P122" svg:width="2.448in" svg:height="0.2504in" svg:x="0.1417in" svg:y="0.0618in"><text:p/><draw:enhanced-geometry svg:viewBox="0 0 21600 21600" draw:type="rectangle" draw:enhanced-path="M 0 0 L 21600 0 21600 21600 0 21600 0 0 Z N"/></draw:custom-shape></text:p>
            <text:p text:style-name="P48"><text:soft-page-break/></text:p>
            <text:p text:style-name="P40"><text:s text:c="3"/>Product <text:span text:style-name="T18">Deatil:</text:span></text:p>
            <text:p text:style-name="P48"><draw:custom-shape text:anchor-type="paragraph" draw:z-index="32" draw:name="Shape5" draw:style-name="gr2" draw:text-style-name="P122" svg:width="2.448in" svg:height="0.2504in" svg:x="0.1417in" svg:y="0.0618in"><text:p/><draw:enhanced-geometry svg:viewBox="0 0 21600 21600" draw:type="rectangle" draw:enhanced-path="M 0 0 L 21600 0 21600 21600 0 21600 0 0 Z N"/></draw:custom-shape></text:p>
            <text:p text:style-name="P48"/>
            <text:p text:style-name="P48"><draw:custom-shape text:anchor-type="paragraph" draw:z-index="33" draw:name="Shape3" draw:style-name="gr1" draw:text-style-name="P121" svg:width="0.948in" svg:height="0.313in" svg:x="0.1728in" svg:y="0.0437in"><text:p text:style-name="P121">Register</text:p><draw:enhanced-geometry svg:viewBox="0 0 21600 21600" draw:type="rectangle" draw:enhanced-path="M 0 0 L 21600 0 21600 21600 0 21600 0 0 Z N"/></draw:custom-shape><text:s text:c="2"/></text:p>
            <text:p text:style-name="P48"><text:s text:c="4"/></text:p>
          </table:table-cell>
        </table:table-row>
      </table:table>
      <text:p text:style-name="P115"><text:s text:c="5"/><text:span text:style-name="T19">.</text:span><text:span text:style-name="T24">action =&gt;register_product.php</text:span></text:p>
      <text:p text:style-name="P92"><text:s text:c="6"/>.method =&gt; post</text:p>
      <text:list xml:id="list959188924" text:style-name="L10">
        <text:list-item>
          <text:p text:style-name="P94"><text:span text:style-name="T25">T</text:span>wo select box </text:p>
          <text:list>
            <text:list-header>
              <text:p text:style-name="P95">For category code, name =&gt; product_category_code</text:p>
              <text:p text:style-name="P95">For brand code, name =&gt; product_brand_code</text:p>
            </text:list-header>
          </text:list>
        </text:list-item>
        <text:list-item>
          <text:p text:style-name="P97">Six text box</text:p>
          <text:list>
            <text:list-item>
              <text:p text:style-name="P102"><text:span text:style-name="T6">For product code, name =&gt;product_cod</text:span><text:span text:style-name="T7">e</text:span></text:p>
            </text:list-item>
            <text:list-item>
              <text:p text:style-name="P95">For size, name =&gt; product_size</text:p>
            </text:list-item>
            <text:list-item>
              <text:p text:style-name="P95">For gender , id =&gt; gender_id</text:p>
            </text:list-item>
            <text:list-item>
              <text:p text:style-name="P95">For product price, name =&gt; product_price</text:p>
            </text:list-item>
            <text:list-item>
              <text:p text:style-name="P95">For product photo, name =&gt; product_photo</text:p>
            </text:list-item>
            <text:list-item>
              <text:p text:style-name="P117"><text:span text:style-name="T22">For product </text:span><text:span text:style-name="T23">name </text:span><text:span text:style-name="T22">, name =&gt; product_n</text:span><text:span text:style-name="T23">ame</text:span></text:p>
            </text:list-item>
            <text:list-item>
              <text:p text:style-name="P102"><text:span text:style-name="T6">For product </text:span><text:span text:style-name="T7">detail </text:span><text:span text:style-name="T6">, name =&gt; product_</text:span><text:span text:style-name="T7">detail</text:span></text:p>
            </text:list-item>
          </text:list>
        </text:list-item>
        <text:list-item>
          <text:p text:style-name="P97">One button</text:p>
          <text:list>
            <text:list-item>
              <text:p text:style-name="P97">type =&gt;submit</text:p>
            </text:list-item>
            <text:list-item>
              <text:p text:style-name="P114"><text:span text:style-name="T23">v</text:span><text:span text:style-name="T21">alue =&gt; Register</text:span></text:p>
            </text:list-item>
          </text:list>
        </text:list-item>
      </text:list>
      <text:p text:style-name="P96"/>
      <text:p text:style-name="P96"/>
      <text:p text:style-name="P31"><text:span text:style-name="T25">P</text:span>rocess</text:p>
      <text:p text:style-name="P98">1.Category <text:s/>=&gt;(1) DB connection</text:p>
      <text:p text:style-name="P98"><text:tab/><text:tab/>(2)Query to get</text:p>
      <text:p text:style-name="P98"><text:tab/><text:tab/>(3)Execute statement</text:p>
      <text:p text:style-name="Text_20_body"><text:tab/><text:tab/>(4<text:span text:style-name="T26">)FetchAll</text:span></text:p>
      <text:p text:style-name="Text_20_body"><text:tab/><text:tab/><text:span text:style-name="T26">(5)Show on option tag</text:span></text:p>
      <text:p text:style-name="P66">id will be value</text:p>
      <text:p text:style-name="P69">name will be show text</text:p>
      <text:list xml:id="list2804636346" text:style-name="L11">
        <text:list-item>
          <text:p text:style-name="P119">product_code generation</text:p>
          <text:list>
            <text:list-item>
              <text:p text:style-name="P119">get category id</text:p>
            </text:list-item>
            <text:list-item>
              <text:p text:style-name="P119">get brand id</text:p>
            </text:list-item>
            <text:list-item>
              <text:p text:style-name="P119">get category_code and brand_code</text:p>
            </text:list-item>
            <text:list-item>
              <text:p text:style-name="P119">get latest_product_code</text:p>
            </text:list-item>
          </text:list>
        </text:list-item>
      </text:list>
      <text:p text:style-name="P67"><text:s/></text:p>
      <text:p text:style-name="P68"><text:span text:style-name="T27">4. function detail of get </text:span>latest_product_code</text:p>
      <text:list xml:id="list2540642655" text:style-name="L12">
        <text:list-item>
          <text:p text:style-name="P120">concat category_code and brand_code (-) [eg. FF-ADD-%]</text:p>
        </text:list-item>
        <text:list-item>
          <text:p text:style-name="P120">make DB connection</text:p>
        </text:list-item>
        <text:list-item>
          <text:p text:style-name="P120">prepare query select</text:p>
        </text:list-item>
        <text:list-item>
          <text:p text:style-name="P120"><text:soft-page-break/>execute query</text:p>
        </text:list-item>
        <text:list-item>
          <text:p text:style-name="P120">fetchAll</text:p>
        </text:list-item>
        <text:list-item>
          <text:p text:style-name="P120">filter the latest id</text:p>
        </text:list-item>
        <text:list-item>
          <text:p text:style-name="P120">add <text:s/>1 to latest id</text:p>
        </text:list-item>
        <text:list-item>
          <text:p text:style-name="P120">return value</text:p>
        </text:list-item>
      </text:list>
      <text:p text:style-name="Text_20_body"/>
      <text:list xml:id="list104108961525369" text:continue-list="list959188924" text:style-name="L10">
        <text:list-item>
          <text:list>
            <text:list-header>
              <text:p text:style-name="P93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20:16:39.447987731</meta:creation-date>
    <dc:date>2020-07-17T10:41:06.851094664</dc:date>
    <meta:editing-duration>PT1H20M</meta:editing-duration>
    <meta:editing-cycles>20</meta:editing-cycles>
    <meta:generator>LibreOffice/6.3.5.2$Linux_X86_64 LibreOffice_project/30$Build-2</meta:generator>
    <meta:document-statistic meta:table-count="9" meta:image-count="0" meta:object-count="0" meta:page-count="8" meta:paragraph-count="202" meta:word-count="698" meta:character-count="4562" meta:non-whitespace-character-count="4021"/>
  </office:meta>
</office:document-meta>
</file>